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2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2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10pt" fo:font-weight="bold" officeooo:rsid="0015bd75" officeooo:paragraph-rsid="0015bd75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paragraph-rsid="0033badb"/>
    </style:style>
    <style:style style:name="P34" style:family="paragraph" style:parent-style-name="Standard">
      <style:text-properties fo:font-size="2pt" style:font-size-asian="1.75pt" style:font-size-complex="2pt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2pt" fo:language="fr" fo:country="BE" style:text-underline-style="none" style:font-size-asian="1.75pt" style:font-name-complex="Calibri2" style:font-size-complex="2pt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officeooo:paragraph-rsid="00173004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8pt" fo:language="fr" fo:country="BE" style:text-underline-style="none" style:font-size-asian="8pt" style:font-name-complex="Calibri2" style:font-size-complex="8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2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2" style:font-size-complex="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2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paragraph-rsid="002eab24" style:font-size-asian="12pt" style:font-weight-asian="bold" style:font-size-complex="12pt" style:font-weight-complex="bold"/>
    </style:style>
    <style:style style:name="P50" style:family="paragraph" style:parent-style-name="UrbanBody_20_">
      <style:text-properties style:font-name="Calibri2" fo:font-size="8pt" style:font-size-asian="8pt" style:font-size-complex="8pt"/>
    </style:style>
    <style:style style:name="P5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5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2" style:font-size-complex="8pt"/>
    </style:style>
    <style:style style:name="P5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5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2" style:font-size-complex="8pt" style:font-weight-complex="bold"/>
    </style:style>
    <style:style style:name="P5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6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6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6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65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66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67" style:family="paragraph" style:parent-style-name="Table_20_Contents">
      <style:text-properties style:font-name="Calibri2" fo:font-size="8pt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style:font-size-asian="8pt" style:font-size-complex="8pt"/>
    </style:style>
    <style:style style:name="P74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6" style:family="paragraph" style:parent-style-name="UrbanBody">
      <style:text-properties fo:color="#000000" style:font-name="Calibri2" fo:font-size="8pt" style:font-size-asian="8pt" style:font-size-complex="8pt"/>
    </style:style>
    <style:style style:name="P77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officeooo:paragraph-rsid="0025670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officeooo:paragraph-rsid="0026345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1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82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83" style:family="paragraph" style:parent-style-name="Standard">
      <style:text-properties style:font-name="Calibri2" fo:font-size="8pt" officeooo:paragraph-rsid="0040ccc4" style:font-size-asian="8pt" style:font-size-complex="8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style:paragraph-properties style:line-height-at-least="0.101cm"/>
    </style:style>
    <style:style style:name="P86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7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8" style:family="paragraph">
      <style:paragraph-properties fo:text-align="justify"/>
    </style:style>
    <style:style style:name="P8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670a" style:font-weight-asian="bold" style:font-weight-complex="bold"/>
    </style:style>
    <style:style style:name="T6" style:family="text">
      <style:text-properties fo:font-weight="bold" officeooo:rsid="00263450" style:font-weight-asian="bold" style:font-weight-complex="bold"/>
    </style:style>
    <style:style style:name="T7" style:family="text">
      <style:text-properties fo:font-weight="bold" style:font-weight-asian="bold" style:font-name-complex="Times New Roman2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Times New Roman2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style:font-name-asian="Ubuntu" style:font-weight-asian="normal" style:font-name-complex="Ubuntu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text-underline-style="solid" style:text-underline-width="auto" style:text-underline-color="font-color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use-window-font-color="true" style:text-underline-style="solid" style:text-underline-width="auto" style:text-underline-color="font-color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3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fo:font-size="7pt" style:font-size-asian="7pt" style:font-size-complex="7pt"/>
    </style:style>
    <style:style style:name="T37" style:family="text">
      <style:text-properties style:use-window-font-color="true" style:font-name-complex="Times New Roman2" style:font-weight-complex="normal"/>
    </style:style>
    <style:style style:name="T38" style:family="text">
      <style:text-properties style:use-window-font-color="true" style:text-line-through-style="none" style:text-line-through-type="none" fo:font-style="normal" style:text-underline-style="solid" style:text-underline-width="auto" style:text-underline-color="font-color" fo:font-weight="bold" officeooo:rsid="0015bd75" style:font-style-asian="normal" style:font-weight-asian="bold" style:font-name-complex="Times New Roman2" style:font-style-complex="normal" style:font-weight-complex="bold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fo:font-weight="bold" fo:background-color="transparent" loext:char-shading-value="0" style:font-style-asian="italic" style:font-weight-asian="bold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italic" officeooo:rsid="002a6629" style:font-style-asian="italic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text-transform="uppercase"/>
    </style:style>
    <style:style style:name="T47" style:family="text">
      <style:text-properties fo:text-transform="uppercase" fo:font-weight="bold" style:font-weight-asian="bold"/>
    </style:style>
    <style:style style:name="T48" style:family="text">
      <style:text-properties fo:font-variant="small-caps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b050" style:font-name-complex="Times New Roman2" style:font-weight-complex="normal"/>
    </style:style>
    <style:style style:name="T58" style:family="text">
      <style:text-properties fo:color="#0070c0"/>
    </style:style>
    <style:style style:name="T59" style:family="text">
      <style:text-properties fo:color="#0070c0" style:text-underline-style="solid" style:text-underline-width="auto" style:text-underline-color="font-color"/>
    </style:style>
    <style:style style:name="T60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1" style:family="text">
      <style:text-properties fo:color="#0070c0" fo:font-weight="bold" style:font-weight-asian="bold"/>
    </style:style>
    <style:style style:name="T62" style:family="text">
      <style:text-properties fo:color="#0070c0" fo:font-style="italic" style:font-style-asian="italic"/>
    </style:style>
    <style:style style:name="T63" style:family="text">
      <style:text-properties fo:color="#0070c0" fo:font-weight="normal" style:font-weight-asian="normal" style:font-weight-complex="normal"/>
    </style:style>
    <style:style style:name="T64" style:family="text">
      <style:text-properties fo:color="#e36c0a"/>
    </style:style>
    <style:style style:name="T65" style:family="text">
      <style:text-properties fo:color="#e36c0a" fo:font-weight="bold" style:font-weight-asian="bold"/>
    </style:style>
    <style:style style:name="T66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7" style:family="text">
      <style:text-properties fo:background-color="transparent" loext:char-shading-value="0"/>
    </style:style>
    <style:style style:name="T68" style:family="text">
      <style:text-properties style:font-name="Calibri2" style:font-name-complex="Times New Roman2"/>
    </style:style>
    <style:style style:name="T69" style:family="text">
      <style:text-properties style:font-name="Calibri2" fo:font-size="8pt" style:font-size-asian="8pt" style:font-size-complex="8pt"/>
    </style:style>
    <style:style style:name="T70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1" style:family="text">
      <style:text-properties style:font-name-complex="Times New Roman2"/>
    </style:style>
    <style:style style:name="T72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3" style:family="text">
      <style:text-properties fo:color="#000000"/>
    </style:style>
    <style:style style:name="T74" style:family="text">
      <style:text-properties fo:color="#000000" fo:font-size="8pt" fo:language="fr" fo:country="FR" style:font-size-asian="8pt" style:font-size-complex="8pt"/>
    </style:style>
    <style:style style:name="T75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6" style:family="text">
      <style:text-properties fo:color="#000000" style:font-name-asian="Ubuntu" style:font-name-complex="Ubuntu"/>
    </style:style>
    <style:style style:name="T77" style:family="text">
      <style:text-properties fo:color="#000000" fo:font-weight="normal" style:font-name-asian="Ubuntu" style:font-weight-asian="normal" style:font-name-complex="Ubuntu" style:font-weight-complex="normal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0" style:family="text">
      <style:text-properties style:font-name-asian="Ubuntu" style:font-name-complex="Ubuntu"/>
    </style:style>
    <style:style style:name="T81" style:family="text">
      <style:text-properties fo:color="#ff3333" fo:font-weight="bold" style:font-weight-asian="bold" style:font-weight-complex="bold"/>
    </style:style>
    <style:style style:name="T82" style:family="text">
      <style:text-properties fo:language="fr" fo:country="BE" fo:font-weight="bold" style:font-weight-asian="bold" style:font-name-complex="Calibri2" style:font-weight-complex="bold"/>
    </style:style>
    <style:style style:name="T83" style:family="text">
      <style:text-properties fo:language="fr" fo:country="BE" style:text-underline-style="none" style:font-name-complex="Calibri2"/>
    </style:style>
    <style:style style:name="T84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5" style:family="text">
      <style:text-properties style:text-line-through-style="solid" style:text-line-through-type="single" officeooo:rsid="0040a479"/>
    </style:style>
    <style:style style:name="T86" style:family="text">
      <style:text-properties style:text-line-through-style="none" style:text-line-through-type="none" style:font-weight-complex="normal"/>
    </style:style>
    <style:style style:name="T87" style:family="text">
      <style:text-properties style:text-line-through-style="none" style:text-line-through-type="none" officeooo:rsid="00173004" style:font-weight-complex="normal"/>
    </style:style>
    <style:style style:name="T88" style:family="text">
      <style:text-properties style:text-line-through-style="none" style:text-line-through-type="none" style:text-underline-style="none" style:font-weight-complex="normal"/>
    </style:style>
    <style:style style:name="T89" style:family="text">
      <style:text-properties style:text-line-through-style="none" style:text-line-through-type="none" officeooo:rsid="0015bd75"/>
    </style:style>
    <style:style style:name="T90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1" style:family="text">
      <style:text-properties fo:font-size="8pt" fo:font-weight="bold" style:font-size-asian="8pt" style:font-weight-asian="bold" style:font-size-complex="8pt" style:font-weight-complex="bold"/>
    </style:style>
    <style:style style:name="T92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3" style:family="text">
      <style:text-properties style:font-name="Arial" fo:font-size="11pt" style:text-underline-style="none" fo:font-weight="bold" officeooo:rsid="0033badb" style:font-size-asian="9.60000038146973pt" style:font-weight-asian="bold" style:font-size-complex="11pt" style:font-weight-complex="bold"/>
    </style:style>
    <style:style style:name="T9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49">Code du développement territorial</text:p>
      <text:p text:style-name="P33"><text:span text:style-name="T3">Formulaire d’envoi d’un dossier au fonctionnaire délégué</text:span><text:span text:style-name="T48"> </text:span>par le collège de <text:span text:style-name="T93"><text:text-input text:description="">tool.getCityName()</text:text-input></text:span></text:p>
      <text:p text:style-name="P32"><text:span text:style-name="T3"><text:s/></text:span>Réf. communale :  <text:s/><text:span text:style-name="T79"><text:text-input text:description="">licence_helper.reference</text:text-input></text:span><text:span text:style-name="T79"> /</text:span><text:span text:style-name="T78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61"><draw:control text:anchor-type="as-char" svg:y="-0.302cm" draw:z-index="19" draw:style-name="gr1" draw:text-style-name="P89" svg:width="0.331cm" svg:height="0.32cm" draw:control="control20"/>e<text:span text:style-name="T23">nvoi du </text:span><text:span text:style-name="T25">PRIMO DOSSIER</text:span><text:span text:style-name="T23"> (</text:span><text:span text:style-name="T24">sans demande, à ce stade, au fonctionnaire délégué et sans décision de collège</text:span><text:span text:style-name="T23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61"><draw:control text:anchor-type="as-char" svg:y="-0.302cm" draw:z-index="18" draw:style-name="gr1" draw:text-style-name="P89" svg:width="0.331cm" svg:height="0.32cm" draw:control="control19"/>envoi avec le <text:span text:style-name="T14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61"><draw:control text:anchor-type="as-char" svg:y="-0.302cm" draw:z-index="20" draw:style-name="gr1" draw:text-style-name="P89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50"><office:annotation><dc:creator>Auteur inconnu</dc:creator><dc:date>2017-05-16T10:02:36</dc:date><text:p text:style-name="P84"><text:span text:style-name="T94">do text if not licence_helper.prorogation</text:span></text:p></office:annotation></text:span><text:span text:style-name="T50"><draw:control text:anchor-type="as-char" svg:y="-0.302cm" draw:z-index="40" draw:style-name="gr1" draw:text-style-name="P89" svg:width="0.331cm" svg:height="0.32cm" draw:control="control41"/></text:span><text:span text:style-name="T26"> </text:span><text:span text:style-name="T28">prolongation du délai de 30 jours ?</text:span></text:p>
            <text:p text:style-name="P26"><text:span text:style-name="T53"><office:annotation><dc:creator>Auteur inconnu</dc:creator><dc:date>2017-05-16T10:02:36</dc:date><text:p text:style-name="P84"><text:span text:style-name="T94">do text if licence_helper.prorogation</text:span></text:p></office:annotation></text:span><text:span text:style-name="T53"><draw:control text:anchor-type="as-char" svg:y="-0.302cm" draw:z-index="39" draw:style-name="gr1" draw:text-style-name="P89" svg:width="0.331cm" svg:height="0.32cm" draw:control="control40"/></text:span><text:span text:style-name="T30"> </text:span><text:span text:style-name="T31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62">N.B. : un « primo dossier » avait déjà été envoyé : <draw:control text:anchor-type="as-char" svg:y="-0.302cm" draw:z-index="37" draw:style-name="gr1" draw:text-style-name="P89" svg:width="0.331cm" svg:height="0.32cm" draw:control="control38"/><text:span text:style-name="T10">oui <text:s text:c="3"/></text:span><text:span text:style-name="T10"><draw:control text:anchor-type="as-char" svg:y="-0.302cm" draw:z-index="38" draw:style-name="gr1" draw:text-style-name="P89" svg:width="0.331cm" svg:height="0.32cm" draw:control="control39"/></text:span><text:span text:style-name="T10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50"><office:annotation><dc:creator>Auteur inconnu</dc:creator><dc:date>2017-05-16T10:02:36</dc:date><text:p text:style-name="P84"><text:span text:style-name="T94">do text if not licence_helper.folderCategory.count('UFD')</text:span></text:p></office:annotation></text:span><text:span text:style-name="T50"><draw:control text:anchor-type="as-char" svg:y="-0.302cm" draw:z-index="1" draw:style-name="gr1" draw:text-style-name="P89" svg:width="0.331cm" svg:height="0.32cm" draw:control="control2"/></text:span><text:span text:style-name="T50"> UFD</text:span><text:span text:style-name="T49">: permis d'urbanisme </text:span><text:span text:style-name="T51">délivré par le FD</text:span></text:p>
            <text:p text:style-name="P27"><text:span text:style-name="T52"><office:annotation><dc:creator>Auteur inconnu</dc:creator><dc:date>2017-05-16T10:02:36</dc:date><text:p text:style-name="P84"><text:span text:style-name="T94">do text if licence_helper.folderCategory.count('UFD')</text:span></text:p></office:annotation></text:span><text:span text:style-name="T52"><draw:control text:anchor-type="as-char" svg:y="-0.302cm" draw:z-index="33" draw:style-name="gr1" draw:text-style-name="P89" svg:width="0.331cm" svg:height="0.32cm" draw:control="control34"/></text:span><text:span text:style-name="T55"> UFD</text:span><text:span text:style-name="T54">: permis d'urbanisme </text:span><text:span text:style-name="T51">délivré par le FD</text:span></text:p>
            <text:p text:style-name="P27"><text:span text:style-name="T50"><draw:control text:anchor-type="as-char" svg:y="-0.302cm" draw:z-index="0" draw:style-name="gr1" draw:text-style-name="P89" svg:width="0.331cm" svg:height="0.32cm" draw:control="control1"/></text:span><text:span text:style-name="T50"> 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27"><text:span text:style-name="T50"><draw:control text:anchor-type="as-char" svg:y="-0.302cm" draw:z-index="2" draw:style-name="gr1" draw:text-style-name="P89" svg:width="0.331cm" svg:height="0.32cm" draw:control="control3"/></text:span><text:span text:style-name="T50"> CFD</text:span><text:span text:style-name="T49">: certificat d’urbanisme </text:span><text:span text:style-name="T51">délivré par le FD</text:span></text:p>
            <text:p text:style-name="P27"><text:bookmark text:name="Unknown4"/><text:span text:style-name="T3"><draw:control text:anchor-type="as-char" svg:y="-0.302cm" draw:z-index="3" draw:style-name="gr1" draw:text-style-name="P89" svg:width="0.331cm" svg:height="0.32cm" draw:control="control4"/></text:span><text:span text:style-name="T3"> 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302cm" draw:z-index="4" draw:style-name="gr1" draw:text-style-name="P89" svg:width="0.331cm" svg:height="0.32cm" draw:control="control5"/></text:span><text:span text:style-name="T3"> DIV</text:span> : autre demande <text:s text:c="19"/></text:p>
            <text:p text:style-name="P27"><text:bookmark text:name="Unknown6"/><text:span text:style-name="T3"><draw:control text:anchor-type="as-char" svg:y="-0.302cm" draw:z-index="5" draw:style-name="gr1" draw:text-style-name="P89" svg:width="0.331cm" svg:height="0.32cm" draw:control="control6"/></text:span><text:span text:style-name="T3"> BCX :</text:span> dossiers contentieux</text:p>
            <text:p text:style-name="P28"><text:span text:style-name="T3"><draw:control text:anchor-type="as-char" svg:y="-0.302cm" draw:z-index="6" draw:style-name="gr1" draw:text-style-name="P89" svg:width="0.331cm" svg:height="0.32cm" draw:control="control7"/></text:span><text:span text:style-name="T3"> PU</text:span> : permis <text:s/><text:span text:style-name="T14">UNIQUE</text:span> (= Urba.+ Envir.)</text:p>
            <text:p text:style-name="P28"><text:span text:style-name="T65">Permis Intégré </text:span><text:span text:style-name="T66">Commercial</text:span><text:span text:style-name="T65">:</text:span></text:p>
            <text:p text:style-name="P28"><text:span text:style-name="T65"><draw:control text:anchor-type="as-char" svg:y="-0.302cm" draw:z-index="7" draw:style-name="gr1" draw:text-style-name="P89" svg:width="0.331cm" svg:height="0.32cm" draw:control="control8"/></text:span><text:span text:style-name="T65"> PIC/PIUR</text:span><text:span text:style-name="T64"> : avec Urbanisme seul</text:span></text:p>
            <text:p text:style-name="P28"><text:span text:style-name="T65"><draw:control text:anchor-type="as-char" svg:y="-0.302cm" draw:z-index="8" draw:style-name="gr1" draw:text-style-name="P89" svg:width="0.331cm" svg:height="0.32cm" draw:control="control9"/></text:span><text:span text:style-name="T65"> PIC/PIEN</text:span><text:span text:style-name="T64"> : avec Environnement seul </text:span></text:p>
            <text:p text:style-name="P28"><text:span text:style-name="T64"><draw:control text:anchor-type="as-char" svg:y="-0.302cm" draw:z-index="9" draw:style-name="gr1" draw:text-style-name="P89" svg:width="0.331cm" svg:height="0.32cm" draw:control="control10"/></text:span><text:span text:style-name="T64"> </text:span><text:span text:style-name="T65">PIC/PIUN </text:span><text:span text:style-name="T64">: Unique (= Urba.+ Envir.)</text:span></text:p>
          </table:table-cell>
          <table:table-cell table:style-name="Tableau10.B1" office:value-type="string">
            <text:p text:style-name="P27"><text:span text:style-name="T60">Si Hors</text:span><text:span text:style-name="T3"> SDC/SOL/GCU :</text:span></text:p>
            <text:p text:style-name="P27"><office:annotation><dc:creator>Auteur inconnu</dc:creator><dc:date>2017-05-16T09:30:02</dc:date><text:p text:style-name="P84"><text:span text:style-name="T94">do text if not licence_helper.folderCategory.count('UCO:')</text:span></text:p></office:annotation><draw:control text:anchor-type="as-char" svg:y="-0.302cm" draw:z-index="10" draw:style-name="gr1" draw:text-style-name="P89" svg:width="0.331cm" svg:height="0.32cm" draw:control="control11"/> <text:span text:style-name="T61">UCO</text:span><text:span text:style-name="T58">: permis d’urbanisme du Collège </text:span><text:span text:style-name="T61">avec</text:span><text:span text:style-name="T60"> AVIS</text:span><text:span text:style-name="T61"> du FD</text:span><text:span text:style-name="T58"> (sans «écart»)</text:span></text:p>
            <text:p text:style-name="P27"><text:span text:style-name="T58"><office:annotation><dc:creator>Auteur inconnu</dc:creator><dc:date>2017-05-16T09:30:02</dc:date><text:p text:style-name="P84"><text:span text:style-name="T94">do text if licence_helper.folderCategory.count('UCO:')</text:span></text:p></office:annotation></text:span><text:span text:style-name="T58"><draw:control text:anchor-type="as-char" svg:y="-0.302cm" draw:z-index="28" draw:style-name="gr1" draw:text-style-name="P89" svg:width="0.331cm" svg:height="0.32cm" draw:control="control29"/></text:span><text:span text:style-name="T58"> </text:span><text:span text:style-name="T61">UCO</text:span><text:span text:style-name="T58">: permis d’urbanisme du Collège </text:span><text:span text:style-name="T61">avec</text:span><text:span text:style-name="T60"> AVIS</text:span><text:span text:style-name="T61"> du FD</text:span><text:span text:style-name="T58"> (sans «écart»)</text:span></text:p>
            <text:p text:style-name="P27"><office:annotation><dc:creator>Auteur inconnu</dc:creator><dc:date>2017-05-16T09:33:35</dc:date><text:p text:style-name="P84"><text:span text:style-name="T94">do text if not licence_helper.folderCategory.count('UCO/D')</text:span></text:p></office:annotation><draw:control text:anchor-type="as-char" svg:y="-0.302cm" draw:z-index="11" draw:style-name="gr1" draw:text-style-name="P89" svg:width="0.331cm" svg:height="0.32cm" draw:control="control12"/> <text:span text:style-name="T61">UCO/D</text:span><text:span text:style-name="T58">: permis avec </text:span><text:span text:style-name="T59">dérogation</text:span><text:span text:style-name="T62"> </text:span><text:span text:style-name="T58">du FD pour Plan Secteur / norme GRU</text:span></text:p>
            <text:p text:style-name="P27"><text:span text:style-name="T58"><office:annotation><dc:creator>Auteur inconnu</dc:creator><dc:date>2017-05-16T09:33:35</dc:date><text:p text:style-name="P84"><text:span text:style-name="T94">do text if licence_helper.folderCategory.count('UCO/D')</text:span></text:p></office:annotation></text:span><text:span text:style-name="T58"><draw:control text:anchor-type="as-char" svg:y="-0.302cm" draw:z-index="29" draw:style-name="gr1" draw:text-style-name="P89" svg:width="0.331cm" svg:height="0.32cm" draw:control="control30"/></text:span><text:span text:style-name="T58"> </text:span><text:span text:style-name="T61">UCO/D</text:span><text:span text:style-name="T58">: permis avec </text:span><text:span text:style-name="T59">dérogation</text:span><text:span text:style-name="T62"> </text:span><text:span text:style-name="T58">du FD pour Plan Secteur / norme GRU</text:span></text:p>
            <text:p text:style-name="P27"><draw:control text:anchor-type="as-char" svg:y="-0.302cm" draw:z-index="12" draw:style-name="gr1" draw:text-style-name="P89" svg:width="0.331cm" svg:height="0.32cm" draw:control="control13"/> <text:span text:style-name="T61">LCO</text:span><text:span text:style-name="T58">: permis </text:span><text:span text:style-name="T62">d'urbanisation</text:span><text:span text:style-name="T58"> avec avis du FD</text:span></text:p>
            <text:p text:style-name="P74"><text:span text:style-name="T63"><text:s text:c="2"/></text:span><text:span text:style-name="T17">Si Dans</text:span><text:span text:style-name="T8"> SDC/SOL/GCU/permis d’urbanisation/ </text:span><text:span text:style-name="T67">+</text:span><text:span text:style-name="T8"> « d’impact limité »:</text:span></text:p>
            <text:p text:style-name="P28"><text:span text:style-name="T8"><office:annotation><dc:creator>Auteur inconnu</dc:creator><dc:date>2017-05-16T09:51:55</dc:date><text:p text:style-name="P84"><text:span text:style-name="T94">do text if not licence_helper.folderCategory.count('UCO/A')</text:span></text:p></office:annotation></text:span><text:span text:style-name="T8"><draw:control text:anchor-type="as-char" svg:y="-0.302cm" draw:z-index="13" draw:style-name="gr1" draw:text-style-name="P89" svg:width="0.331cm" svg:height="0.32cm" draw:control="control14"/></text:span><text:span text:style-name="T8"> UCO/A</text:span><text:span text:style-name="T67">: permis d’urbanisme du Collège </text:span><text:span text:style-name="T8">avec</text:span><text:span text:style-name="T17"> avis FACULTATIF</text:span><text:span text:style-name="T8"> du FD</text:span></text:p>
            <text:p text:style-name="P28"><text:span text:style-name="T8"><office:annotation><dc:creator>Auteur inconnu</dc:creator><dc:date>2017-05-16T09:51:55</dc:date><text:p text:style-name="P84"><text:span text:style-name="T94">do text if licence_helper.folderCategory.count('UCO/A')</text:span></text:p></office:annotation></text:span><text:span text:style-name="T8"><draw:control text:anchor-type="as-char" svg:y="-0.302cm" draw:z-index="30" draw:style-name="gr1" draw:text-style-name="P89" svg:width="0.331cm" svg:height="0.32cm" draw:control="control31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8"><office:annotation><dc:creator>Auteur inconnu</dc:creator><dc:date>2017-05-16T09:53:14</dc:date><text:p text:style-name="P84"><text:span text:style-name="T94">do text if not licence_helper.folderCategory.count('UCO/PD')</text:span></text:p></office:annotation></text:span><text:span text:style-name="T8"><draw:control text:anchor-type="as-char" svg:y="-0.302cm" draw:z-index="14" draw:style-name="gr1" draw:text-style-name="P89" svg:width="0.331cm" svg:height="0.32cm" draw:control="control15"/></text:span><text:span text:style-name="T8"> UCO/PD</text:span><text:span text:style-name="T67"> : permis d’urbanisme </text:span><text:span text:style-name="T20">direct</text:span><text:span text:style-name="T67"> du Collège</text:span></text:p>
            <text:p text:style-name="P28"><text:span text:style-name="T8"><office:annotation><dc:creator>Auteur inconnu</dc:creator><dc:date>2017-05-16T09:53:14</dc:date><text:p text:style-name="P84"><text:span text:style-name="T94">do </text:span><text:span text:style-name="T96">text</text:span><text:span text:style-name="T94"> if licence_helper.folderCategory.count('UCO/PD')</text:span></text:p></office:annotation></text:span><text:span text:style-name="T8"><draw:control text:anchor-type="as-char" svg:y="-0.302cm" draw:z-index="31" draw:style-name="gr1" draw:text-style-name="P89" svg:width="0.331cm" svg:height="0.32cm" draw:control="control32"/></text:span><text:span text:style-name="T8"> UCO/PD</text:span><text:span text:style-name="T67"> : permis d’urbanisme </text:span><text:span text:style-name="T20">direct</text:span><text:span text:style-name="T67"> du Collège</text:span></text:p>
            <text:p text:style-name="P28"><text:span text:style-name="T8"><office:annotation><dc:creator>Auteur inconnu</dc:creator><dc:date>2017-05-16T09:55:02</dc:date><text:p text:style-name="P84"><text:span text:style-name="T94">do </text:span><text:span text:style-name="T96">text</text:span><text:span text:style-name="T94"> if not licence_helper.folderCategory.count('UCO/ED')</text:span></text:p></office:annotation></text:span><text:span text:style-name="T8"><draw:control text:anchor-type="as-char" svg:y="-0.302cm" draw:z-index="15" draw:style-name="gr1" draw:text-style-name="P89" svg:width="0.331cm" svg:height="0.32cm" draw:control="control16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28"><text:span text:style-name="T8"><office:annotation><dc:creator>Auteur inconnu</dc:creator><dc:date>2017-05-16T09:55:02</dc:date><text:p text:style-name="P84"><text:span text:style-name="T94">do </text:span><text:span text:style-name="T96">text</text:span><text:span text:style-name="T94"> if licence_helper.folderCategory.count('UCO/ED')</text:span></text:p></office:annotation></text:span><text:span text:style-name="T8"><draw:control text:anchor-type="as-char" svg:y="-0.302cm" draw:z-index="32" draw:style-name="gr1" draw:text-style-name="P89" svg:width="0.331cm" svg:height="0.32cm" draw:control="control33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Table_20_Contents"><text:span text:style-name="T8"><draw:control text:anchor-type="as-char" svg:y="-0.302cm" draw:z-index="16" draw:style-name="gr1" draw:text-style-name="P89" svg:width="0.331cm" svg:height="0.32cm" draw:control="control17"/></text:span><text:span text:style-name="T8"> LCO/PD: permis </text:span><text:span text:style-name="T40">d'urbanisation </text:span><text:span text:style-name="T17">direct</text:span></text:p>
            <text:p text:style-name="Table_20_Contents"><text:span text:style-name="T19"><draw:control text:anchor-type="as-char" svg:y="-0.302cm" draw:z-index="17" draw:style-name="gr1" draw:text-style-name="P89" svg:width="0.331cm" svg:height="0.32cm" draw:control="control18"/></text:span><text:span text:style-name="T2"> </text:span><text:span text:style-name="T17">CCO : certificat d’urbanisme par le Collège</text:span></text:p>
          </table:table-cell>
        </table:table-row>
      </table:table>
      <text:p text:style-name="P3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7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4"><text:text-input text:description="Situation des travaux">self.getApplicantsSignaletic()</text:text-input> <text:s/></text:p>
            <text:p text:style-name="P50"><text:text-input text:description="">self.getApplicants()[0].getAddress()</text:text-input></text:p>
            <text:p text:style-name="P7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7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4"><text:text-input text:description="Situation des travaux">self.getWorkLocationSignaletic()</text:text-input></text:p>
            <text:p text:style-name="P76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7">OBJET</text:span> de la demande : </text:p>
          </table:table-cell>
          <table:table-cell table:style-name="Tableau11.B18" table:number-columns-spanned="11" office:value-type="string">
            <text:p text:style-name="P5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6">Auteur de projet</text:span> : </text:p>
          </table:table-cell>
          <table:table-cell table:style-name="Tableau11.B18" table:number-columns-spanned="11" office:value-type="string">
            <text:p text:style-name="P5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6">l’accusé</text:span><text:span text:style-name="T4"> de réception :</text:span></text:p>
            <text:p text:style-name="P31"><text:text-input text:description="">licence_view.format_date(licence_helper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84"><text:span text:style-name="T94">do </text:span><text:span text:style-name="T96">text</text:span><text:span text:style-name="T94"> if '30 jours' in licence_helper.annoncedDelay</text:span></text:p></office:annotation><draw:control text:anchor-type="as-char" draw:z-index="34" draw:style-name="gr2" draw:text-style-name="P89" svg:width="0.447cm" svg:height="0.399cm" draw:control="control35"/> 30 jours</text:p>
            <text:p text:style-name="P20"><office:annotation><dc:creator>Auteur inconnu</dc:creator><dc:date>2017-05-16T10:11:54</dc:date><text:p text:style-name="P84"><text:span text:style-name="T94">do </text:span><text:span text:style-name="T96">text</text:span><text:span text:style-name="T94"> if '75 jours' in licence_helper.annoncedDelay</text:span></text:p></office:annotation><draw:control text:anchor-type="as-char" draw:z-index="35" draw:style-name="gr2" draw:text-style-name="P89" svg:width="0.447cm" svg:height="0.399cm" draw:control="control36"/> 75 jours</text:p>
            <text:p text:style-name="P20"><text:s text:c="2"/><office:annotation><dc:creator>Auteur inconnu</dc:creator><dc:date>2017-05-16T10:11:54</dc:date><text:p text:style-name="P84"><text:span text:style-name="T94">do </text:span><text:span text:style-name="T96">text</text:span><text:span text:style-name="T94"> if '115 jours' in licence_helper.annoncedDelay</text:span></text:p></office:annotation><draw:control text:anchor-type="as-char" draw:z-index="36" draw:style-name="gr2" draw:text-style-name="P89" svg:width="0.447cm" svg:height="0.399cm" draw:control="control37"/> 115 jours</text:p>
            <text:p text:style-name="P20"><office:annotation><dc:creator>Auteur inconnu</dc:creator><dc:date>2017-05-16T10:11:54</dc:date><text:p text:style-name="P84"><text:span text:style-name="T94">do </text:span><text:span text:style-name="T96">text</text:span><text:span text:style-name="T94"> if '60 jours' in licence_helper.annoncedDelay</text:span></text:p></office:annotation><draw:control text:anchor-type="as-char" draw:z-index="42" draw:style-name="gr2" draw:text-style-name="P89" svg:width="0.447cm" svg:height="0.399cm" draw:control="control43"/> 30 jours</text:p>
            <text:p text:style-name="P20"><office:annotation><dc:creator>Auteur inconnu</dc:creator><dc:date>2017-05-16T10:11:54</dc:date><text:p text:style-name="P84"><text:span text:style-name="T94">do </text:span><text:span text:style-name="T96">text</text:span><text:span text:style-name="T94"> if '105 jours' in licence_helper.annoncedDelay</text:span></text:p></office:annotation><draw:control text:anchor-type="as-char" draw:z-index="43" draw:style-name="gr2" draw:text-style-name="P89" svg:width="0.447cm" svg:height="0.399cm" draw:control="control44"/> 75 jours</text:p>
            <text:p text:style-name="P13"><text:s text:c="2"/><office:annotation><dc:creator>Auteur inconnu</dc:creator><dc:date>2017-05-16T10:11:54</dc:date><text:p text:style-name="P84"><text:span text:style-name="T94">do </text:span><text:span text:style-name="T96">text</text:span><text:span text:style-name="T94"> if '145 jours' in licence_helper.annoncedDelay</text:span></text:p></office:annotation><draw:control text:anchor-type="as-char" draw:z-index="41" draw:style-name="gr2" draw:text-style-name="P89" svg:width="0.447cm" svg:height="0.399cm" draw:control="control42"/> 115 jours</text:p>
            <text:p text:style-name="P13"><text:span text:style-name="T51"><office:annotation><dc:creator>Auteur inconnu</dc:creator><dc:date>2017-05-16T10:02:36</dc:date><text:p text:style-name="P84"><text:span text:style-name="T94">do text if licence_helper.folderCategory.count('UFD')</text:span></text:p></office:annotation></text:span><text:span text:style-name="T51"><draw:control text:anchor-type="as-char" svg:y="-0.302cm" draw:z-index="47" draw:style-name="gr1" draw:text-style-name="P89" svg:width="0.331cm" svg:height="0.32cm" draw:control="control48"/></text:span><text:span text:style-name="T54"> </text:span><text:span text:style-name="T27">PERMIS PUBLIC</text:span></text:p>
            <text:p text:style-name="P35"/>
            <text:p text:style-name="P16"><text:span text:style-name="T29">DATE DE BASE</text:span><text:span text:style-name="T22"> </text:span><text:span text:style-name="T36">suivant choix procédure</text:span></text:p>
            <text:p text:style-name="P40"><office:annotation><dc:creator>Christophe Delcourt</dc:creator><dc:date>2017-08-25T08:06:34</dc:date><text:p text:style-name="P84"><text:span text:style-name="T94">do text if not licence_helper.prorogation</text:span></text:p></office:annotation><text:span text:style-name="T89"><text:text-input text:description="">licence_view.getLimitDate(licence_helper.getLastAcknowledgment().getTransmitDate())</text:text-input></text:span></text:p>
            <text:p text:style-name="P45"><office:annotation><dc:creator>Christophe Delcourt</dc:creator><dc:date>2017-08-25T08:10:40</dc:date><text:p><text:span text:style-name="T103">do text if licence_helper.prorogation</text:span></text:p></office:annotation><text:span text:style-name="T85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8">PROROGATION ?</text:p>
            <text:p text:style-name="P17"><text:span text:style-name="T49"><office:annotation><dc:creator>Auteur inconnu</dc:creator><dc:date>2017-05-16T10:02:36</dc:date><text:p text:style-name="P84"><text:span text:style-name="T94">do text if not licence_helper.prorogation</text:span></text:p></office:annotation></text:span><text:span text:style-name="T49"><draw:control text:anchor-type="as-char" svg:y="-0.302cm" draw:z-index="84" draw:style-name="gr1" draw:text-style-name="P89" svg:width="0.331cm" svg:height="0.32cm" draw:control="control85"/></text:span><text:span text:style-name="T22"> Pas de </text:span><text:span text:style-name="T35">prorogation </text:span></text:p>
            <text:p text:style-name="P47"><text:span text:style-name="T3"><office:annotation><dc:creator>Auteur inconnu</dc:creator><dc:date>2017-05-16T10:02:36</dc:date><text:p text:style-name="P84"><text:span text:style-name="T94">do text if licence_helper.prorogation</text:span></text:p></office:annotation></text:span><text:span text:style-name="T3"><draw:control text:anchor-type="as-char" svg:y="-0.302cm" draw:z-index="85" draw:style-name="gr1" draw:text-style-name="P89" svg:width="0.331cm" svg:height="0.32cm" draw:control="control86"/></text:span><text:span text:style-name="T28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84"><text:span text:style-name="T94">do </text:span><text:span text:style-name="T96">text</text:span><text:span text:style-name="T94"> if '60 jours' in licence_helper.annoncedDelay</text:span></text:p></office:annotation><text:span text:style-name="T4"><draw:control text:anchor-type="as-char" draw:z-index="86" draw:style-name="gr2" draw:text-style-name="P89" svg:width="0.447cm" svg:height="0.399cm" draw:control="control87"/></text:span> <text:span text:style-name="T4">60 jours</text:span></text:p>
            <text:p text:style-name="P12"><office:annotation><dc:creator>Auteur inconnu</dc:creator><dc:date>2017-05-16T10:11:54</dc:date><text:p text:style-name="P84"><text:span text:style-name="T94">do </text:span><text:span text:style-name="T96">text</text:span><text:span text:style-name="T94"> if '105 jours' in licence_helper.annoncedDelay</text:span></text:p></office:annotation><text:span text:style-name="T4"><draw:control text:anchor-type="as-char" draw:z-index="87" draw:style-name="gr2" draw:text-style-name="P89" svg:width="0.447cm" svg:height="0.399cm" draw:control="control88"/></text:span> <text:span text:style-name="T4">105 jours</text:span></text:p>
            <text:p text:style-name="P20"><text:span text:style-name="T43"><office:annotation><dc:creator>Auteur inconnu</dc:creator><dc:date>2017-05-16T10:11:54</dc:date><text:p text:style-name="P84"><text:span text:style-name="T94">do </text:span><text:span text:style-name="T96">text</text:span><text:span text:style-name="T94"> if '145 jours' in licence_helper.annoncedDelay</text:span></text:p></office:annotation></text:span><text:span text:style-name="T43"><draw:control text:anchor-type="as-char" draw:z-index="88" draw:style-name="gr2" draw:text-style-name="P89" svg:width="0.447cm" svg:height="0.399cm" draw:control="control89"/></text:span><text:span text:style-name="T43"> </text:span><text:span text:style-name="T44">145 jours</text:span></text:p>
            <text:p text:style-name="P14">DATE après prorogation :</text:p>
            <text:p text:style-name="P15"><text:span text:style-name="T57"><office:annotation><dc:creator>Auteur inconnu</dc:creator><dc:date>2017-05-16T10:02:36</dc:date><text:p text:style-name="P84"><text:span text:style-name="T94">do text if not licence_helper.prorogation</text:span></text:p></office:annotation></text:span><text:span text:style-name="T37">Non prorogé</text:span></text:p>
            <text:p text:style-name="P39"><text:span text:style-name="T86"><office:annotation><dc:creator>Christophe Delcourt</dc:creator><dc:date>2017-08-25T08:11:08</dc:date><text:p><text:span text:style-name="T103">do text if licence_helper.prorogation</text:span></text:p></office:annotation></text:span><text:span text:style-name="T87"><text:text-input text:description="">licence_view.getLimitDate(licence_helper.getLastAcknowledgment().getTransmitDate())</text:text-input></text:span><text:span text:style-name="T88"> 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8"><office:annotation><dc:creator>Christophe Delcourt</dc:creator><dc:date>2017-07-12T07:59:45</dc:date><text:p text:style-name="P88"><text:span text:style-name="T104">do text if not (licence_helper.getLast</text:span><text:span text:style-name="T105">Inquiry() and licence_helper.getLast</text:span><text:span text:style-name="T104">Inquiry().getSuspension()) and not (licence_helper.getLast</text:span><text:span text:style-name="T105">Announcement() and licence_helper.getLast</text:span><text:span text:style-name="T104">Announcement().getSuspension())</text:span></text:p></office:annotation><draw:control text:anchor-type="as-char" draw:z-index="49" draw:style-name="gr2" draw:text-style-name="P89" svg:width="0.447cm" svg:height="0.399cm" draw:control="control50"/>Aucune</text:p>
            <text:p text:style-name="P53"><office:annotation><dc:creator>Christophe Delcourt</dc:creator><dc:date>2017-07-12T07:59:45</dc:date><text:p text:style-name="P88"><text:span text:style-name="T105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0" draw:style-name="gr2" draw:text-style-name="P89" svg:width="0.447cm" svg:height="0.399cm" draw:control="control51"/>Aucune</text:p>
            <text:p text:style-name="P57"><office:annotation><dc:creator>Christophe Delcourt</dc:creator><dc:date>2017-07-12T07:59:45</dc:date><text:p text:style-name="P88"><text:span text:style-name="T104">do text if (licence_helper.getLast</text:span><text:span text:style-name="T105">Inquiry() and licence_helper.getLast</text:span><text:span text:style-name="T104">Inquiry().getSuspension() and 'summer' in licence_helper.getLastInquiry().getSuspension_period()) or (licence_helper.getLast</text:span><text:span text:style-name="T105">Announcement() and licence_helper.getLast</text:span><text:span text:style-name="T104">Announcement().getSuspension() and 'summer' in licence_helper.getLastAnnouncement().getSuspension_period())</text:span></text:p></office:annotation><draw:control text:anchor-type="as-char" draw:z-index="51" draw:style-name="gr2" draw:text-style-name="P89" svg:width="0.447cm" svg:height="0.399cm" draw:control="control52"/>Du 16 juillet au 15 août (max +31 jours)</text:p>
            <text:p text:style-name="P53"><office:annotation><dc:creator>Christophe Delcourt</dc:creator><dc:date>2017-07-12T07:59:45</dc:date><text:p text:style-name="P88"><text:span text:style-name="T104">do text if not (licence_helper.getLast</text:span><text:span text:style-name="T105">Inquiry() and licence_helper.getLast</text:span><text:span text:style-name="T104">Inquiry().getSuspension() and 'summer' in licence_helper.getLastInquiry().getSuspension_period()) and not (licence_helper.getLast</text:span><text:span text:style-name="T105">Announcement() and licence_helper.getLast</text:span><text:span text:style-name="T104">Announcement().getSuspension() and 'summer' in licence_helper.getLastAnnouncement().getSuspension_period())</text:span></text:p></office:annotation><draw:control text:anchor-type="as-char" draw:z-index="52" draw:style-name="gr2" draw:text-style-name="P89" svg:width="0.447cm" svg:height="0.399cm" draw:control="control53"/>Du 16 juillet au 15 août (max +31 jours)</text:p>
            <text:p text:style-name="P63"><text:span text:style-name="T68"><office:annotation><dc:creator>Christophe Delcourt</dc:creator><dc:date>2017-07-12T07:59:45</dc:date><text:p text:style-name="P88"><text:span text:style-name="T104">do text if (licence_helper.getLast</text:span><text:span text:style-name="T105">Inquiry() and licence_helper.getLast</text:span><text:span text:style-name="T104">Inquiry().getSuspension() and 'winter' in licence_helper.getLastInquiry().getSuspension_period()) or (licence_helper.getLast</text:span><text:span text:style-name="T105">Announcement() and licence_helper.getLast</text:span><text:span text:style-name="T104">Announcement().getSuspension() and 'winter' in licence_helper.getLastAnnouncement().getSuspension_period())</text:span></text:p></office:annotation></text:span><text:span text:style-name="T68"><draw:control text:anchor-type="as-char" draw:z-index="53" draw:style-name="gr2" draw:text-style-name="P89" svg:width="0.447cm" svg:height="0.399cm" draw:control="control54"/></text:span><text:span text:style-name="T68">Du 24 décembre au 31 décembre (max +8 jours)</text:span></text:p>
            <text:p text:style-name="P59"><text:span text:style-name="T71"><office:annotation><dc:creator>Christophe Delcourt</dc:creator><dc:date>2017-07-12T07:59:45</dc:date><text:p text:style-name="P88"><text:span text:style-name="T104">do text if not (licence_helper.getLast</text:span><text:span text:style-name="T105">Inquiry() and licence_helper.getLast</text:span><text:span text:style-name="T104">Inquiry().getSuspension() and 'winter' in licence_helper.getLastInquiry().getSuspension_period()) and not (licence_helper.getLast</text:span><text:span text:style-name="T105">Announcement() and licence_helper.getLast</text:span><text:span text:style-name="T104">Announcement().getSuspension() and 'winter' in licence_helper.getLastAnnouncement().getSuspension_period())</text:span></text:p></office:annotation></text:span><text:span text:style-name="T71"><draw:control text:anchor-type="as-char" draw:z-index="48" draw:style-name="gr2" draw:text-style-name="P89" svg:width="0.447cm" svg:height="0.399cm" draw:control="control49"/></text:span><text:span text:style-name="T11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83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5"><draw:control text:anchor-type="as-char" draw:z-index="83" draw:style-name="gr2" draw:text-style-name="P89" svg:width="0.447cm" svg:height="0.399cm" draw:control="control84"/></text:span><text:span text:style-name="T75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0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84"><text:span text:style-name="T103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84"><text:span text:style-name="T103">do text if not licence_helper.SDC</text:span></text:p></office:annotation>le SDC (approuvé provisoirement le 19 décembre 2016) en zone «<text:span text:style-name="T81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84"><text:span text:style-name="T102">do text if licence_helper.getIsInPCA()</text:span></text:p></office:annotation>le SOL : <text:span text:style-name="T83"><text:text-input text:description="Bien-Parcelles">licence_helper.pca</text:text-input></text:span></text:p>
            <text:p text:style-name="P6"><text:span text:style-name="T83"><office:annotation><dc:creator>Unknown Author</dc:creator><dc:date>2017-08-09T10:08:03</dc:date><text:p text:style-name="P84"><text:span text:style-name="T102">do text if not licence_helper.getIsInPCA()</text:span></text:p></office:annotation></text:span><text:span text:style-name="T83">le SOL : </text:span><text:span text:style-name="T84">NEANT</text:span></text:p>
            <text:p text:style-name="P6"><office:annotation><dc:creator>Unknown Author</dc:creator><dc:date>2017-08-09T10:12:04</dc:date><text:p text:style-name="P84"><text:span text:style-name="T101">do text if licence_helper.getIsInSubdivision()</text:span></text:p></office:annotation>le lotissement ou permis d’urbanisation : <text:span text:style-name="T83"><text:text-input text:description="Bien-Parcelles">licence_helper.get_parcellings()</text:text-input></text:span></text:p>
            <text:p text:style-name="P6"><text:span text:style-name="T83"><office:annotation><dc:creator>Unknown Author</dc:creator><dc:date>2017-08-09T10:12:04</dc:date><text:p text:style-name="P84"><text:span text:style-name="T101">do text if not licence_helper.getIsInSubdivision()</text:span></text:p></office:annotation></text:span><text:span text:style-name="T83">le lotissement ou permis d’urbanisation : </text:span><text:span text:style-name="T84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6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6"><office:annotation><dc:creator>Auteur inconnu</dc:creator><dc:date>2017-05-16T15:03:23</dc:date><text:p text:style-name="P84"><text:span text:style-name="T94">do text if not licence_helper.derogation</text:span></text:p></office:annotation><draw:control text:anchor-type="as-char" draw:z-index="64" draw:style-name="gr2" draw:text-style-name="P89" svg:width="0.447cm" svg:height="0.399cm" draw:control="control65"/><text:span text:style-name="T10">AUCUNE DEROGATION</text:span></text:p>
                  <text:p text:style-name="P81"><text:soft-page-break/><text:span text:style-name="T10"><office:annotation><dc:creator>Auteur inconnu</dc:creator><dc:date>2017-05-16T15:03:23</dc:date><text:p text:style-name="P84"><text:span text:style-name="T94">do text if <text:s/>licence_helper.derogation</text:span></text:p></office:annotation></text:span><text:span text:style-name="T10"><draw:control text:anchor-type="as-char" draw:z-index="65" draw:style-name="gr2" draw:text-style-name="P89" svg:width="0.447cm" svg:height="0.399cm" draw:control="control66"/></text:span><text:span text:style-name="T4">DEROGATION(S) </text:span><text:span text:style-name="T82"><text:text-input text:description="">licence_helper.derogation</text:text-input></text:span></text:p>
                  <text:p text:style-name="P66"><office:annotation><dc:creator>Auteur inconnu</dc:creator><dc:date>2017-05-16T15:03:23</dc:date><text:p text:style-name="P84"><text:span text:style-name="T94">do text if not licence_helper.divergence</text:span></text:p></office:annotation><draw:control text:anchor-type="as-char" draw:z-index="46" draw:style-name="gr2" draw:text-style-name="P89" svg:width="0.447cm" svg:height="0.399cm" draw:control="control47"/><text:bookmark text:name="Unknown1012"/><text:bookmark text:name="__Fieldmark__7369_209460382212"/><text:span text:style-name="T10">AUCUN EC</text:span><text:bookmark text:name="Unknown141112"/><text:span text:style-name="T10">ART</text:span></text:p>
                  <text:p text:style-name="P82"><text:span text:style-name="T4"><office:annotation><dc:creator>Auteur inconnu</dc:creator><dc:date>2017-05-16T15:02:40</dc:date><text:p text:style-name="P84"><text:span text:style-name="T94">do text if licence_helper.divergence</text:span></text:p></office:annotation></text:span><text:span text:style-name="T4"><draw:control text:anchor-type="as-char" draw:z-index="66" draw:style-name="gr2" draw:text-style-name="P89" svg:width="0.447cm" svg:height="0.399cm" draw:control="control67"/></text:span><text:bookmark text:name="Unknown10111"/><text:bookmark text:name="__Fieldmark__7369_2094603822111"/><text:span text:style-name="T4">EC</text:span><text:bookmark text:name="Unknown1411111"/><text:span text:style-name="T4">ART(S) </text:span><text:span text:style-name="T82"><text:text-input text:description="">licence_helper.divergence</text:text-input></text:span></text:p>
                </table:table-cell>
              </table:table-row>
            </table:table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70">Publicité :</text:p>
            <text:p text:style-name="P67"><text:span text:style-name="T10"><office:annotation><dc:creator>Auteur inconnu</dc:creator><dc:date>2017-05-16T10:11:54</dc:date><text:p text:style-name="P84"><text:span text:style-name="T94">do </text:span><text:span text:style-name="T96">text</text:span><text:span text:style-name="T94"> if not 'Ann' in licence_helper.inquiry_type</text:span></text:p></office:annotation></text:span><text:span text:style-name="T10"><draw:control text:anchor-type="as-char" draw:z-index="57" draw:style-name="gr2" draw:text-style-name="P89" svg:width="0.447cm" svg:height="0.399cm" draw:control="control58"/></text:span><text:span text:style-name="T10"> ANNONCE DE PROJET</text:span></text:p>
            <text:p text:style-name="P67"><text:span text:style-name="T43"><office:annotation><dc:creator>Auteur inconnu</dc:creator><dc:date>2017-05-16T10:11:54</dc:date><text:p text:style-name="P84"><text:span text:style-name="T94">do </text:span><text:span text:style-name="T96">text</text:span><text:span text:style-name="T94"> if 'Ann' in licence_helper.inquiry_type</text:span></text:p></office:annotation></text:span><text:span text:style-name="T43"><draw:control text:anchor-type="as-char" draw:z-index="56" draw:style-name="gr2" draw:text-style-name="P89" svg:width="0.447cm" svg:height="0.399cm" draw:control="control57"/></text:span><text:span text:style-name="T43"> </text:span><text:span text:style-name="T45">ANNONCE DE PROJET</text:span></text:p>
            <text:p text:style-name="P67"><text:span text:style-name="T10"><office:annotation><dc:creator>Auteur inconnu</dc:creator><dc:date>2017-05-16T10:11:54</dc:date><text:p text:style-name="P84"><text:span text:style-name="T94">do </text:span><text:span text:style-name="T96">text</text:span><text:span text:style-name="T94"> if not 'Enq' in licence_helper.inquiry_type</text:span></text:p></office:annotation></text:span><text:span text:style-name="T10"><draw:control text:anchor-type="as-char" draw:z-index="59" draw:style-name="gr2" draw:text-style-name="P89" svg:width="0.447cm" svg:height="0.399cm" draw:control="control60"/></text:span><text:span text:style-name="T10"> ENQUETE PUBLIQUE</text:span></text:p>
            <text:p text:style-name="P67"><text:span text:style-name="T43"><office:annotation><dc:creator>Auteur inconnu</dc:creator><dc:date>2017-05-16T10:11:54</dc:date><text:p text:style-name="P84"><text:span text:style-name="T94">do </text:span><text:span text:style-name="T96">text</text:span><text:span text:style-name="T94"> if 'Enq' in licence_helper.inquiry_type</text:span></text:p></office:annotation></text:span><text:span text:style-name="T43"><draw:control text:anchor-type="as-char" draw:z-index="58" draw:style-name="gr2" draw:text-style-name="P89" svg:width="0.447cm" svg:height="0.399cm" draw:control="control59"/></text:span><text:span text:style-name="T43"> </text:span><text:span text:style-name="T45">ENQUETE PUBLIQUE</text:span></text:p>
            <text:p text:style-name="P72"><text:span text:style-name="T10"><office:annotation><dc:creator>Auteur inconnu</dc:creator><dc:date>2017-05-16T10:11:54</dc:date><text:p text:style-name="P84"><text:span text:style-name="T94">do </text:span><text:span text:style-name="T96">text</text:span><text:span text:style-name="T94"> if 'Auc' in licence_helper.inquiry_type</text:span></text:p></office:annotation></text:span><text:span text:style-name="T10"><draw:control text:anchor-type="as-char" draw:z-index="60" draw:style-name="gr2" draw:text-style-name="P89" svg:width="0.447cm" svg:height="0.399cm" draw:control="control61"/></text:span><text:span text:style-name="T10"> </text:span>AUCUNE</text:p>
          </table:table-cell>
          <table:table-cell table:style-name="Tableau11.B5" table:number-columns-spanned="4" office:value-type="string">
            <text:p text:style-name="P71">Date d'affichage :</text:p>
            <text:p text:style-name="P79"><office:annotation><dc:creator>Christophe Delcourt</dc:creator><dc:date>2017-07-07T09:29:58</dc:date><text:p><text:span text:style-name="T99">do text if ('Enq</text:span><text:span text:style-name="T100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80"><office:annotation><dc:creator>Christophe Delcourt</dc:creator><dc:date>2017-07-07T09:29:58</dc:date><text:p><text:span text:style-name="T99">do text if ('Ann</text:span><text:span text:style-name="T100">' in licence_helper.inquiry_type and licence_helper.getLastAnnouncement() and licence_helper.getLastAnnouncement().getDisplayDate())</text:span></text:p></office:annotation><text:span text:style-name="T6"><text:text-input text:description="">licence_view.format_date(licence_helper.getLastAnnouncement().getDisplayDate())</text:text-input></text:span></text:p>
            <text:p text:style-name="P77"><office:annotation><dc:creator>Christophe Delcourt</dc:creator><dc:date>2017-07-07T09:29:58</dc:date><text:p><text:span text:style-name="T99">do text if ('Enq</text:span><text:span text:style-name="T100">' in licence_helper.inquiry_type and not licence_helper.getLastInquiry()) or </text:span><text:span text:style-name="T99">('Enq</text:span><text:span text:style-name="T100">' in licence_helper.inquiry_type and <text:s/>licence_helper.getLastInquiry() and not <text:s/>licence_helper.getLastInquiry().getDisplayDate())</text:span></text:p></office:annotation>PAS DE DATE AFFICHAGE ENQUETE ENCODEE</text:p>
            <text:p text:style-name="P77"><office:annotation><dc:creator>Christophe Delcourt</dc:creator><dc:date>2017-07-07T09:29:58</dc:date><text:p><text:span text:style-name="T99">do text if ('Ann</text:span><text:span text:style-name="T100">' in licence_helper.inquiry_type and not licence_helper.getLastAnnouncement()) or </text:span><text:span text:style-name="T99">('Ann</text:span><text:span text:style-name="T100">' in licence_helper.inquiry_type and <text:s/>licence_helper.getLastAnnouncement() and not <text:s/>licence_helper.getLastAnnouncement().getDisplayDate())</text:span></text:p></office:annotation>PAS DE DATE AFFICHAGE ANNONCE DE PROJET ENCODEE</text:p>
            <text:p text:style-name="P78"><text:span text:style-name="T77"><office:annotation><dc:creator>Auteur inconnu</dc:creator><dc:date>2017-05-16T10:11:54</dc:date><text:p text:style-name="P84"><text:span text:style-name="T94">do </text:span><text:span text:style-name="T96">text</text:span><text:span text:style-name="T94"> if 'Auc' in licence_helper.inquiry_type</text:span></text:p></office:annotation></text:span><text:span text:style-name="T77"><draw:control text:anchor-type="as-char" draw:z-index="63" draw:style-name="gr2" draw:text-style-name="P89" svg:width="0.447cm" svg:height="0.399cm" draw:control="control64"/></text:span><text:span text:style-name="T77"> </text:span><text:span text:style-name="T76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71">Date de début :</text:p>
            <text:p text:style-name="P79"><office:annotation><dc:creator>Christophe Delcourt</dc:creator><dc:date>2017-07-07T09:29:58</dc:date><text:p><text:span text:style-name="T99">do text if ('Enq</text:span><text:span text:style-name="T100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80"><office:annotation><dc:creator>Christophe Delcourt</dc:creator><dc:date>2017-07-07T09:29:58</dc:date><text:p><text:span text:style-name="T99">do text if ('Ann</text:span><text:span text:style-name="T100">' in licence_helper.inquiry_type and licence_helper.getLastAnnouncement() and licence_helper.getLastAnnouncement().getInvestigationStart())</text:span></text:p></office:annotation><text:span text:style-name="T6"><text:text-input text:description="">licence_view.format_date(licence_helper.getLastAnnouncement().getInvestigationStart())</text:text-input></text:span></text:p>
            <text:p text:style-name="P77"><office:annotation><dc:creator>Christophe Delcourt</dc:creator><dc:date>2017-07-07T09:29:58</dc:date><text:p><text:span text:style-name="T99">do text if ('Enq</text:span><text:span text:style-name="T100">' in licence_helper.inquiry_type and not licence_helper.getLastInquiry()) or </text:span><text:span text:style-name="T99">('Enq</text:span><text:span text:style-name="T100">' in licence_helper.inquiry_type and <text:s/>licence_helper.getLastInquiry() and not <text:s/>licence_helper.getLastInquiry().getInvestigationStart())</text:span></text:p></office:annotation>PAS DE DATE DEBUT ENQUETE ENCODEE</text:p>
            <text:p text:style-name="P77"><office:annotation><dc:creator>Christophe Delcourt</dc:creator><dc:date>2017-07-07T09:29:58</dc:date><text:p><text:span text:style-name="T99">do text if ('Ann</text:span><text:span text:style-name="T100">' in licence_helper.inquiry_type and not licence_helper.getLastAnnouncement()) or </text:span><text:span text:style-name="T99">('Ann</text:span><text:span text:style-name="T100">' in licence_helper.inquiry_type and <text:s/>licence_helper.getLastAnnouncement() and not <text:s/>licence_helper.getLastAnnouncement().getInvestigationStart())</text:span></text:p></office:annotation>PAS DE DATE DEBUT ANNONCE DE PROJET ENCODEE</text:p>
            <text:p text:style-name="P77"><text:span text:style-name="T10"><office:annotation><dc:creator>Auteur inconnu</dc:creator><dc:date>2017-05-16T10:11:54</dc:date><text:p text:style-name="P84"><text:span text:style-name="T94">do </text:span><text:span text:style-name="T96">text</text:span><text:span text:style-name="T94"> if 'Auc' in licence_helper.inquiry_type</text:span></text:p></office:annotation></text:span><text:span text:style-name="T10"><draw:control text:anchor-type="as-char" draw:z-index="61" draw:style-name="gr2" draw:text-style-name="P89" svg:width="0.447cm" svg:height="0.399cm" draw:control="control62"/></text:span><text:span text:style-name="T10"> </text:span><text:span text:style-name="T73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71">Date de fin :</text:p>
            <text:p text:style-name="P79"><office:annotation><dc:creator>Christophe Delcourt</dc:creator><dc:date>2017-07-07T09:29:58</dc:date><text:p><text:span text:style-name="T99">do text if ('Enq</text:span><text:span text:style-name="T100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80"><office:annotation><dc:creator>Christophe Delcourt</dc:creator><dc:date>2017-07-07T09:29:58</dc:date><text:p><text:span text:style-name="T99">do text if ('Ann</text:span><text:span text:style-name="T100">' in licence_helper.inquiry_type and licence_helper.getLastAnnouncement() and licence_helper.getLastAnnouncement().getInvestigationEnd())</text:span></text:p></office:annotation><text:span text:style-name="T6"><text:text-input text:description="">licence_view.format_date(licence_helper.getLastAnnouncement().getInvestigationEnd())</text:text-input></text:span></text:p>
            <text:p text:style-name="P77"><office:annotation><dc:creator>Christophe Delcourt</dc:creator><dc:date>2017-07-07T09:29:58</dc:date><text:p><text:span text:style-name="T99">do text if ('Enq</text:span><text:span text:style-name="T100">' in licence_helper.inquiry_type and not licence_helper.getLastInquiry()) or </text:span><text:span text:style-name="T99">('Enq</text:span><text:span text:style-name="T100">' in licence_helper.inquiry_type and <text:s/>licence_helper.getLastInquiry() and not <text:s/>licence_helper.getLastInquiry().getInvestigationEnd())</text:span></text:p></office:annotation>PAS DE DATE FIN ENQUETE ENCODEE</text:p>
            <text:p text:style-name="P78"><text:span text:style-name="T80"><office:annotation><dc:creator>Christophe Delcourt</dc:creator><dc:date>2017-07-07T09:29:58</dc:date><text:p><text:span text:style-name="T99">do text if ('Ann</text:span><text:span text:style-name="T100">' in licence_helper.inquiry_type and not licence_helper.getLastAnnouncement()) or </text:span><text:span text:style-name="T99">('Ann</text:span><text:span text:style-name="T100">' in licence_helper.inquiry_type and <text:s/>licence_helper.getLastAnnouncement() and not <text:s/>licence_helper.getLastAnnouncement().getInvestigationEnd())</text:span></text:p></office:annotation></text:span><text:span text:style-name="T80">PAS DE DATE FIN ANNONCE DE PROJET ENCODEE</text:span></text:p>
            <text:p text:style-name="P78"><text:span text:style-name="T13"><office:annotation><dc:creator>Auteur inconnu</dc:creator><dc:date>2017-05-16T10:11:54</dc:date><text:p text:style-name="P84"><text:span text:style-name="T94">do </text:span><text:span text:style-name="T96">text</text:span><text:span text:style-name="T94"> if 'Auc' in licence_helper.inquiry_type</text:span></text:p></office:annotation></text:span><text:span text:style-name="T13"><draw:control text:anchor-type="as-char" draw:z-index="62" draw:style-name="gr2" draw:text-style-name="P89" svg:width="0.447cm" svg:height="0.399cm" draw:control="control63"/></text:span><text:span text:style-name="T13"> </text:span><text:span text:style-name="T76">Néant</text:span></text:p>
          </table:table-cell>
          <table:covered-table-cell/>
          <table:table-cell table:style-name="Tableau11.L5" table:number-columns-spanned="2" office:value-type="string">
            <text:p text:style-name="P37">Réclamation(s) ? :</text:p>
            <text:p text:style-name="P42"><text:span text:style-name="T92"><office:annotation><dc:creator>Christophe Delcourt</dc:creator><dc:date>2017-07-26T11:57:36</dc:date><text:p text:style-name="P87"><text:span text:style-name="T97">do text if ('Enq' in licence_helper.inquiry_type </text:span><text:span text:style-name="T98">and </text:span><text:span text:style-name="T97">licence_helper.getLastInquiry and not licence_helper.getLastInquiry().getClaimants()</text:span><text:span text:style-name="T98">) or </text:span><text:span text:style-name="T97">('Ann' in licence_helper.inquiry_type </text:span><text:span text:style-name="T98">and </text:span><text:span text:style-name="T97">licence_helper.getLastAnnouncement and not licence_helper.getLastAnnouncement().getClaimants())</text:span></text:p></office:annotation></text:span><text:span text:style-name="T92">NON</text:span></text:p>
            <text:section text:style-name="Sect1" text:name="Section1">
              <text:p text:style-name="P43"><office:annotation><dc:creator>Christophe Delcourt</dc:creator><dc:date>2017-08-29T13:50:08</dc:date><text:p text:style-name="P86"><text:span text:style-name="T97">do section if 'Enq' in licence_helper.inquiry_type </text:span><text:span text:style-name="T98">and </text:span><text:span text:style-name="T97">licence_helper.getLastInquiry and licence_helper.getLastInquiry().getClaimants()</text:span></text:p></office:annotation><text:span text:style-name="T91"><text:text-input text:description="">len(licence_helper.getLastInquiry().getClaimants())</text:text-input></text:span><text:span text:style-name="T91"> réclamation(s) au total.</text:span></text:p>
              <text:p text:style-name="P41"><text:text-input text:description="">licence_helper.getLastInquiry().getNumberOfOralComplaint()</text:text-input> orale(s), <text:text-input text:description="">licence_helper.getLastInquiry().getNumberOfWrittenComplaint()</text:text-input> écrite(s) dont <text:text-input text:description="">licence_helper.getLastInquiry().getNumberOfPetition()</text:text-input> pétition(s) pour <text:text-input text:description="">licence_helper.getLastInquiry().getNumberOfSignature()</text:text-input> signatures.</text:p>
            </text:section>
            <text:p text:style-name="P36"/>
            <text:section text:style-name="Sect1" text:name="Section5">
              <text:p text:style-name="P41"><office:annotation><dc:creator>Christophe Delcourt</dc:creator><dc:date>2017-08-29T13:53:22</dc:date><text:p text:style-name="P86"><text:span text:style-name="T97">do section if 'Ann' in licence_helper.inquiry_type </text:span><text:span text:style-name="T98">and </text:span><text:span text:style-name="T97">licence_helper.getLastAnnouncement and licence_helper.getLastAnnouncement().getClaimants()</text:span></text:p></office:annotation><text:span text:style-name="T4"><text:text-input text:description="">len(licence_helper.getLastAnnouncement().getClaimants())</text:text-input></text:span><text:span text:style-name="T4"> réclamation(s) <text:s/>au total.</text:span> <text:s/><text:text-input text:description="">licence_helper.getLastAnnouncement().getNumberOfOralComplaint()</text:text-input>orale(s), <text:text-input text:description="">licence_helper.getLastAnnouncement().getNumberOfWrittenComplaint()</text:text-input> écrite(s) dont <text:text-input text:description="">licence_helper.getLastAnnouncement().getNumberOfPetition()</text:text-input> pétition(s) pour <text:text-input text:description="">licence_helper.getLastAnnouncement().getNumberOfSignature()</text:text-input> signatures.</text:p>
            </text:section>
            <text:p text:style-name="P44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2" draw:text-style-name="P89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6">Equipement de la voirie</text:p>
            <text:p text:style-name="Standard"><text:span text:style-name="T90">Type de voirie :</text:span> <text:span text:style-name="T21"><text:text-input text:description="">self.getValueForTemplate('roadType')</text:text-input></text:span></text:p>
            <text:p text:style-name="Standard"><text:span text:style-name="T70">Contraintes karstiques :</text:span><text:span text:style-name="T69"> </text:span><text:span text:style-name="T74"><text:text-input text:description="">self.getValueForTemplate('karstConstraints')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5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52"><office:annotation><dc:creator>Ngaha </dc:creator><dc:date>2015-06-16T14:05:28</dc:date><text:p text:style-name="P84"><text:span text:style-name="T94">do text if not self.getRoadCoating()</text:span></text:p></office:annotation><draw:control text:anchor-type="as-char" draw:z-index="69" draw:style-name="gr2" draw:text-style-name="P89" svg:width="0.447cm" svg:height="0.399cm" draw:control="control70"/>revêtement en </text:p>
                  <text:p text:style-name="P52"><office:annotation><dc:creator>Ngaha </dc:creator><dc:date>2015-06-16T14:04:23</dc:date><text:p text:style-name="P84"><text:span text:style-name="T94">do text if self.getRoadCoating()</text:span></text:p></office:annotation><draw:control text:anchor-type="as-char" draw:z-index="70" draw:style-name="gr2" draw:text-style-name="P89" svg:width="0.447cm" svg:height="0.399cm" draw:control="control71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52"><office:annotation><dc:creator>Ngaha </dc:creator><dc:date>2015-06-16T13:40:43</dc:date><text:p text:style-name="P84"><text:span text:style-name="T95">do text if not self.roadEquipments.__str__().count(u"'eau'")</text:span></text:p></office:annotation><draw:control text:anchor-type="as-char" draw:z-index="71" draw:style-name="gr2" draw:text-style-name="P89" svg:width="0.447cm" svg:height="0.399cm" draw:control="control72"/>eau</text:p>
                  <text:p text:style-name="P52"><office:annotation><dc:creator>Ngaha </dc:creator><dc:date>2015-06-16T13:41:59</dc:date><text:p text:style-name="P84"><text:span text:style-name="T94">do text if self.roadEquipments.__str__().count(u"'eau'")</text:span></text:p></office:annotation><draw:control text:anchor-type="as-char" draw:z-index="72" draw:style-name="gr2" draw:text-style-name="P89" svg:width="0.447cm" svg:height="0.399cm" draw:control="control73"/>eau</text:p>
                </table:table-cell>
                <table:table-cell table:style-name="Tableau2.A1" office:value-type="string">
                  <text:p text:style-name="P52"><office:annotation><dc:creator>Ngaha </dc:creator><dc:date>2015-06-16T14:04:05</dc:date><text:p text:style-name="P84"><text:span text:style-name="T94">do text if not self.roadEquipments.__str__().count(u"'electricite'")</text:span></text:p></office:annotation><draw:control text:anchor-type="as-char" draw:z-index="73" draw:style-name="gr2" draw:text-style-name="P89" svg:width="0.447cm" svg:height="0.399cm" draw:control="control74"/>électricité</text:p>
                  <text:p text:style-name="P52"><office:annotation><dc:creator>Ngaha </dc:creator><dc:date>2015-06-16T13:42:53</dc:date><text:p text:style-name="P84"><text:span text:style-name="T94">do text if self.roadEquipments.__str__().count(u"'electricite'")</text:span></text:p></office:annotation><draw:control text:anchor-type="as-char" draw:z-index="74" draw:style-name="gr2" draw:text-style-name="P89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52"><office:annotation><dc:creator>Ngaha </dc:creator><dc:date>2015-06-16T14:07:58</dc:date><text:p text:style-name="P84"><text:span text:style-name="T94">do text if not self.roadEquipments.__str__().count(u"'epuration'")</text:span></text:p></office:annotation><draw:control text:anchor-type="as-char" draw:z-index="75" draw:style-name="gr2" draw:text-style-name="P89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52"><office:annotation><dc:creator>Ngaha </dc:creator><dc:date>2015-06-16T14:06:11</dc:date><text:p text:style-name="P84"><text:span text:style-name="T94">do text if self.roadEquipments.__str__().count(u"'epuration'")</text:span></text:p></office:annotation><draw:control text:anchor-type="as-char" draw:z-index="76" draw:style-name="gr2" draw:text-style-name="P89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52"><office:annotation><dc:creator>Ngaha </dc:creator><dc:date>2015-06-16T14:14:11</dc:date><text:p text:style-name="P84"><text:span text:style-name="T94">do text if not self.roadEquipments.__str__().count(u"'pascollecteeaux'")</text:span></text:p></office:annotation><draw:control text:anchor-type="as-char" draw:z-index="77" draw:style-name="gr2" draw:text-style-name="P89" svg:width="0.447cm" svg:height="0.399cm" draw:control="control78"/>pas d'égout</text:p>
                  <text:p text:style-name="P52"><office:annotation><dc:creator>Ngaha </dc:creator><dc:date>2015-06-16T14:13:36</dc:date><text:p text:style-name="P84"><text:span text:style-name="T94">do text if self.roadEquipments.__str__().count(u"'pascollecteeaux'")</text:span></text:p></office:annotation><draw:control text:anchor-type="as-char" draw:z-index="78" draw:style-name="gr2" draw:text-style-name="P89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52"><office:annotation><dc:creator>Ngaha </dc:creator><dc:date>2016-04-14T13:45:55</dc:date><text:p text:style-name="P84"><text:span text:style-name="T94">do text if not self.getPash().__str__().count('collective')</text:span></text:p></office:annotation><draw:control text:anchor-type="as-char" draw:z-index="68" draw:style-name="gr2" draw:text-style-name="P89" svg:width="0.447cm" svg:height="0.399cm" draw:control="control69"/><text:span text:style-name="T43">Assainissement Collectif</text:span></text:p>
            <text:p text:style-name="P52"><office:annotation><dc:creator>Ngaha </dc:creator><dc:date>2016-04-14T13:45:55</dc:date><text:p text:style-name="P84"><text:span text:style-name="T94">do text if self.getPash().__str__().count('collective')</text:span></text:p></office:annotation><draw:control text:anchor-type="as-char" draw:z-index="67" draw:style-name="gr2" draw:text-style-name="P89" svg:width="0.447cm" svg:height="0.399cm" draw:control="control68"/><text:span text:style-name="T45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52"><office:annotation><dc:creator>Ngaha </dc:creator><dc:date>2016-04-14T13:49:38</dc:date><text:p text:style-name="P84"><text:span text:style-name="T94">do text if not self.getPash().__str__().count('transitoire')</text:span></text:p></office:annotation><draw:control text:anchor-type="as-char" draw:z-index="80" draw:style-name="gr2" draw:text-style-name="P89" svg:width="0.447cm" svg:height="0.399cm" draw:control="control81"/><text:span text:style-name="T43">Assainissement transitoire</text:span></text:p>
            <text:p text:style-name="P52"><text:span text:style-name="T43"><office:annotation><dc:creator>Ngaha </dc:creator><dc:date>2016-04-14T13:49:38</dc:date><text:p text:style-name="P84"><text:span text:style-name="T94">do text if self.getPash().__str__().count('transitoire')</text:span></text:p></office:annotation></text:span><text:span text:style-name="T43"><draw:control text:anchor-type="as-char" draw:z-index="79" draw:style-name="gr2" draw:text-style-name="P89" svg:width="0.447cm" svg:height="0.399cm" draw:control="control80"/></text:span><text:span text:style-name="T45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52"><office:annotation><dc:creator>Ngaha </dc:creator><dc:date>2016-04-14T13:50:03</dc:date><text:p text:style-name="P84"><text:span text:style-name="T94">do text if not self.getPash().__str__().count('individuelle')</text:span></text:p></office:annotation><draw:control text:anchor-type="as-char" draw:z-index="82" draw:style-name="gr2" draw:text-style-name="P89" svg:width="0.447cm" svg:height="0.399cm" draw:control="control83"/><text:span text:style-name="T43">Assainissement individuel</text:span></text:p>
            <text:p text:style-name="P52"><text:span text:style-name="T43"><office:annotation><dc:creator>Ngaha </dc:creator><dc:date>2016-04-14T13:50:03</dc:date><text:p text:style-name="P84"><text:span text:style-name="T94">do text if self.getPash().__str__().count('individuelle')</text:span></text:p></office:annotation></text:span><text:span text:style-name="T43"><draw:control text:anchor-type="as-char" draw:z-index="81" draw:style-name="gr2" draw:text-style-name="P89" svg:width="0.447cm" svg:height="0.399cm" draw:control="control82"/></text:span><text:span text:style-name="T45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2"><office:annotation><dc:creator>Auteur inconnu</dc:creator><dc:date>2017-05-24T11:07:29</dc:date><text:p text:style-name="P84"><text:span text:style-name="T94">do </text:span><text:span text:style-name="T96">text</text:span><text:span text:style-name="T94"> if licence_helper.roadAdaptation</text:span></text:p></office:annotation></text:span><text:span text:style-name="T7"><draw:control text:anchor-type="as-char" draw:z-index="54" draw:style-name="gr2" draw:text-style-name="P89" svg:width="0.447cm" svg:height="0.399cm" draw:control="control55"/></text:span><text:span text:style-name="T7">Oui<text:tab/></text:span></text:p>
            <text:p text:style-name="P6"><text:span text:style-name="T34"><office:annotation><dc:creator>Auteur inconnu</dc:creator><dc:date>2017-05-24T11:07:29</dc:date><text:p text:style-name="P84"><text:span text:style-name="T94">do </text:span><text:span text:style-name="T96">text</text:span><text:span text:style-name="T94"> if not licence_helper.roadAdaptation</text:span></text:p></office:annotation></text:span><text:span text:style-name="T32"><draw:control text:anchor-type="as-char" draw:z-index="55" draw:style-name="gr2" draw:text-style-name="P89" svg:width="0.447cm" svg:height="0.399cm" draw:control="control56"/></text:span><text:span text:style-name="T33">Oui</text:span><text:span text:style-name="T10"> <text:s/></text:span><text:bookmark text:name="Unknown44"/><text:bookmark text:name="Unknown45"/><text:bookmark text:name="Unknown46"/><text:span text:style-name="T10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60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60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52"><office:annotation><dc:creator>Ngaha </dc:creator><dc:date>2015-06-09T11:30:15</dc:date><text:p text:style-name="P84"><text:span text:style-name="T94">do text if not 'class' in licence_helper.protectedBuilding</text:span></text:p></office:annotation><draw:control text:anchor-type="as-char" draw:z-index="89" draw:style-name="gr2" draw:text-style-name="P89" svg:width="0.447cm" svg:height="0.399cm" draw:control="control90"/>classé ou assimilé</text:p>
                  <text:p text:style-name="P55"><office:annotation><dc:creator>Ngaha </dc:creator><dc:date>2015-06-09T11:30:31</dc:date><text:p text:style-name="P84"><text:span text:style-name="T94">do text if <text:s/>'class' in licence_helper.protectedBuilding</text:span></text:p></office:annotation><draw:control text:anchor-type="as-char" draw:z-index="90" draw:style-name="gr2" draw:text-style-name="P89" svg:width="0.447cm" svg:height="0.399cm" draw:control="control91"/>classé ou assimilé</text:p>
                </table:table-cell>
                <table:table-cell table:style-name="Tableau15.A1" office:value-type="string">
                  <text:p text:style-name="P68"><office:annotation><dc:creator>Ngaha </dc:creator><dc:date>2015-06-09T11:31:08</dc:date><text:p text:style-name="P84"><text:span text:style-name="T94">do text if not 'zone de protection' in licence_helper.protectedBuilding</text:span></text:p></office:annotation><draw:control text:anchor-type="as-char" draw:z-index="91" draw:style-name="gr2" draw:text-style-name="P89" svg:width="0.447cm" svg:height="0.399cm" draw:control="control92"/>zone de protection</text:p>
                  <text:p text:style-name="P69"><office:annotation><dc:creator>Ngaha </dc:creator><dc:date>2015-06-09T11:32:40</dc:date><text:p text:style-name="P84"><text:span text:style-name="T94">do text if 'zone de protection' in licence_helper.protectedBuilding</text:span></text:p></office:annotation><text:span text:style-name="T10"><draw:control text:anchor-type="as-char" draw:z-index="92" draw:style-name="gr2" draw:text-style-name="P89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8"><office:annotation><dc:creator>Ngaha </dc:creator><dc:date>2015-06-09T11:33:01</dc:date><text:p text:style-name="P84"><text:span text:style-name="T94">do text if not <text:s/>u"repris \xe0 l'inventaire" in licence_helper.protectedBuilding</text:span></text:p></office:annotation><draw:control text:anchor-type="as-char" draw:z-index="93" draw:style-name="gr2" draw:text-style-name="P89" svg:width="0.447cm" svg:height="0.399cm" draw:control="control94"/>repris à l'inventaire</text:p>
                  <text:p text:style-name="P68"><office:annotation><dc:creator>Ngaha </dc:creator><dc:date>2015-06-09T11:34:20</dc:date><text:p text:style-name="P84"><text:span text:style-name="T94">do text if <text:s/>u"repris \xe0 l'inventaire" in licence_helper.protectedBuilding</text:span></text:p></office:annotation><draw:control text:anchor-type="as-char" draw:z-index="94" draw:style-name="gr2" draw:text-style-name="P89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8"><office:annotation><dc:creator>Ngaha </dc:creator><dc:date>2015-06-09T11:34:36</dc:date><text:p text:style-name="P84"><text:span text:style-name="T94">do text if not u"\xe0 l'Atlas arch\xe9ologique" in licence_helper.protectedBuilding</text:span></text:p></office:annotation><draw:control text:anchor-type="as-char" draw:z-index="95" draw:style-name="gr2" draw:text-style-name="P89" svg:width="0.447cm" svg:height="0.399cm" draw:control="control96"/>à l'atlas archéologique</text:p>
                  <text:p text:style-name="P68"><office:annotation><dc:creator>Ngaha </dc:creator><dc:date>2015-06-09T11:35:34</dc:date><text:p text:style-name="P85"><text:span text:style-name="T94">do text if u"\xe0 l'Atlas arch\xe9ologique" in licence_helper.protectedBuilding</text:span></text:p></office:annotation><draw:control text:anchor-type="as-char" draw:z-index="96" draw:style-name="gr2" draw:text-style-name="P89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8"><office:annotation><dc:creator>Ngaha </dc:creator><dc:date>2015-06-09T11:34:36</dc:date><text:p text:style-name="P84"><text:span text:style-name="T94">do text if not 'Centres Anciens' in licence_helper.protectedBuilding</text:span></text:p></office:annotation><draw:control text:anchor-type="as-char" draw:z-index="97" draw:style-name="gr2" draw:text-style-name="P89" svg:width="0.447cm" svg:height="0.399cm" draw:control="control98"/>à l'atlas Centres Anciens</text:p>
                  <text:p text:style-name="P68"><office:annotation><dc:creator>Ngaha </dc:creator><dc:date>2015-06-09T11:35:34</dc:date><text:p text:style-name="P84"><text:span text:style-name="T96">do text if </text:span><text:span text:style-name="T94">'Centres Anciens'</text:span><text:span text:style-name="T96"> in licence_helper.protectedBuilding</text:span></text:p></office:annotation><draw:control text:anchor-type="as-char" draw:z-index="98" draw:style-name="gr2" draw:text-style-name="P89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50"><office:annotation><dc:creator>Ngaha </dc:creator><dc:date>2015-06-16T16:27:23</dc:date><text:p text:style-name="P84"><text:span text:style-name="T95">do text if not self.impactStudy</text:span></text:p></office:annotation><draw:control text:anchor-type="as-char" draw:z-index="45" draw:style-name="gr2" draw:text-style-name="P89" svg:width="0.447cm" svg:height="0.399cm" draw:control="control46"/>oui (ne concerne PAS la notice dévaluation préalable des incidences, toujours nécessaire)</text:p>
            <text:p text:style-name="P50"><office:annotation><dc:creator>Ngaha </dc:creator><dc:date>2015-06-16T16:30:24</dc:date><text:p text:style-name="P84"><text:span text:style-name="T94">do text if self.impactStudy</text:span></text:p></office:annotation><draw:control text:anchor-type="as-char" draw:z-index="44" draw:style-name="gr2" draw:text-style-name="P89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2" draw:text-style-name="P89" svg:width="0.447cm" svg:height="0.399cm" draw:control="control25"/>favorable <text:s text:c="3"/><text:bookmark text:name="Unknown55"/><draw:control text:anchor-type="as-char" draw:z-index="23" draw:style-name="gr2" draw:text-style-name="P89" svg:width="0.447cm" svg:height="0.399cm" draw:control="control24"/>favorable conditionnel <text:s text:c="4"/><text:bookmark text:name="Unknown56"/><draw:control text:anchor-type="as-char" draw:z-index="22" draw:style-name="gr2" draw:text-style-name="P89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2" draw:text-style-name="P89" svg:width="0.447cm" svg:height="0.399cm" draw:control="control26"/>du <text:s/>…………………… <text:s text:c="5"/><text:bookmark text:name="Unknown58"/><draw:control text:anchor-type="as-char" draw:z-index="27" draw:style-name="gr2" draw:text-style-name="P89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2" draw:text-style-name="P89" svg:width="0.447cm" svg:height="0.399cm" draw:control="control27"/> s’écartant de l’<text:span text:style-name="T15">avis</text:span> préalable du Fonctionnaire Délégué <text:span text:style-name="T41">(NB : interdit avec une </text:span><text:span text:style-name="T39">dérogation</text:span><text:span text:style-name="T41"> du FD</text:span><text:span text:style-name="T4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7T16:29:01.212796420</dc:date>
    <meta:editing-duration>P3DT22H35M33S</meta:editing-duration>
    <meta:editing-cycles>805</meta:editing-cycles>
    <meta:generator>LibreOffice/5.1.6.2$Linux_X86_64 LibreOffice_project/10m0$Build-2</meta:generator>
    <meta:document-statistic meta:table-count="6" meta:image-count="0" meta:object-count="0" meta:page-count="2" meta:paragraph-count="180" meta:word-count="935" meta:character-count="7309" meta:non-whitespace-character-count="6436"/>
  </office:meta>
</office:document-meta>
</file>